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e32d" officeooo:paragraph-rsid="0006e32d"/>
    </style:style>
    <style:style style:name="P2" style:family="paragraph" style:parent-style-name="Standard">
      <style:text-properties officeooo:rsid="00082960" officeooo:paragraph-rsid="00082960"/>
    </style:style>
    <style:style style:name="P3" style:family="paragraph" style:parent-style-name="Standard">
      <style:text-properties officeooo:rsid="00093d85" officeooo:paragraph-rsid="00093d85"/>
    </style:style>
    <style:style style:name="T1" style:family="text">
      <style:text-properties officeooo:rsid="00081f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river1- yusuf sir</text:p>
      <text:p text:style-name="P1">Driver2- surbhi rani</text:p>
      <text:p text:style-name="P1"/>
      <text:p text:style-name="P3">vhechle type – 2 wheeler( scooty)</text:p>
      <text:p text:style-name="P1"/>
      <text:p text:style-name="P1">distance – 2.5 km</text:p>
      <text:p text:style-name="P1"/>
      <text:p text:style-name="P2">date - 30-oct-2019</text:p>
      <text:p text:style-name="P1"><text:s/></text:p>
      <text:p text:style-name="P1">time – night(8:22:13 to 9:24:17)</text:p>
      <text:p text:style-name="P1"/>
      <text:p text:style-name="P1">road – MG road</text:p>
      <text:p text:style-name="P1"><text:s/></text:p>
      <text:p text:style-name="P1">phone type – one plus, realme, redmi note5 pro</text:p>
      <text:p text:style-name="P1"/>
      <text:p text:style-name="P1">phone position – mounter</text:p>
      <text:p text:style-name="P1"/>
      <text:p text:style-name="P1"><text:span text:style-name="T1">event type – normal, break, aggressive, zigzag</text:span> </text:p>
      <text:p text:style-name="P3"/>
      <text:p text:style-name="P3">sampling rate - 1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00:10:20.773942360</meta:creation-date>
    <dc:date>2019-10-31T00:58:04.956751801</dc:date>
    <meta:editing-duration>PT37M33S</meta:editing-duration>
    <meta:editing-cycles>3</meta:editing-cycles>
    <meta:generator>LibreOffice/6.2.7.1$Linux_X86_64 LibreOffice_project/20$Build-1</meta:generator>
    <meta:document-statistic meta:table-count="0" meta:image-count="0" meta:object-count="0" meta:page-count="1" meta:paragraph-count="13" meta:word-count="45" meta:character-count="290" meta:non-whitespace-character-count="246"/>
  </office:meta>
</office:document-meta>
</file>